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64cm"/>
    </style:style>
    <style:style style:name="co3" style:family="table-column">
      <style:table-column-properties fo:break-before="auto" style:column-width="1.6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may" table:style-name="ta1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office:value-type="string">
            <text:p>label</text:p>
          </table:table-cell>
          <table:table-cell office:value-type="string">
            <text:p>microsite</text:p>
          </table:table-cell>
          <table:table-cell office:value-type="string">
            <text:p>treatment</text:p>
          </table:table-cell>
          <table:table-cell office:value-type="string">
            <text:p>P dead</text:p>
          </table:table-cell>
          <table:table-cell office:value-type="string">
            <text:p>P almost dead</text:p>
          </table:table-cell>
          <table:table-cell office:value-type="string">
            <text:p>A dead</text:p>
          </table:table-cell>
          <table:table-cell office:value-type="string">
            <text:p>A almost dead</text:p>
          </table:table-cell>
          <table:table-cell office:value-type="string">
            <text:p>T dead</text:p>
          </table:table-cell>
          <table:table-cell office:value-type="string">
            <text:p>T almost dea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41">
            <text:p>1241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39">
            <text:p>1239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25">
            <text:p>1225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33">
            <text:p>1233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37">
            <text:p>1237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235">
            <text:p>1235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31">
            <text:p>1231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30">
            <text:p>1230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23">
            <text:p>1223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220">
            <text:p>1220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29">
            <text:p>1229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28">
            <text:p>1228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27">
            <text:p>1227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216">
            <text:p>1216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15">
            <text:p>1215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26">
            <text:p>1226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15">
            <text:p>1215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11">
            <text:p>1211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05">
            <text:p>1205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10">
            <text:p>1210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09">
            <text:p>1209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05">
            <text:p>1205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04">
            <text:p>1204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02">
            <text:p>1202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01">
            <text:p>1201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51">
            <text:p>125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328">
            <text:p>1328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266">
            <text:p>1266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265">
            <text:p>1265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67">
            <text:p>1267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91">
            <text:p>1291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270">
            <text:p>1270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277">
            <text:p>1277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78">
            <text:p>1278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279">
            <text:p>1279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81">
            <text:p>1281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82">
            <text:p>1282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83">
            <text:p>1283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84">
            <text:p>1284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286">
            <text:p>1286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87">
            <text:p>1287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89">
            <text:p>1289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290">
            <text:p>1290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68">
            <text:p>1268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73">
            <text:p>1273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74">
            <text:p>1274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75">
            <text:p>1275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62">
            <text:p>126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63">
            <text:p>1263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257">
            <text:p>1257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255">
            <text:p>1255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258">
            <text:p>1258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261">
            <text:p>126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254">
            <text:p>1254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53">
            <text:p>1253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59">
            <text:p>1259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26">
            <text:p>1326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24">
            <text:p>1324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23">
            <text:p>1323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310">
            <text:p>1310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307">
            <text:p>1307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309">
            <text:p>1309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306">
            <text:p>1306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305">
            <text:p>1305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94">
            <text:p>1294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325">
            <text:p>1325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92">
            <text:p>1292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01">
            <text:p>1301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96">
            <text:p>1296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99">
            <text:p>1299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98">
            <text:p>1298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311">
            <text:p>1311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312">
            <text:p>1312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313">
            <text:p>1313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14">
            <text:p>1314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315">
            <text:p>1315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311">
            <text:p>1311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322">
            <text:p>1322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327">
            <text:p>1327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</table:table-row>
      </table:table>
      <table:table table:name="jun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3">
          <table:table-cell table:style-name="ce1" office:value-type="string">
            <text:p>Label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Dead.P</text:p>
          </table:table-cell>
          <table:table-cell office:value-type="string">
            <text:p>Dead.T</text:p>
          </table:table-cell>
          <table:table-cell office:value-type="string">
            <text:p>Dead.A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p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string">
            <text:p>o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string">
            <text:p>p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string">
            <text:p>p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string">
            <text:p>p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1" office:value-type="string">
            <text:p>o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1" office:value-type="string">
            <text:p>p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1" office:value-type="string">
            <text:p>o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string">
            <text:p>p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" office:value-type="string">
            <text:p>p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1" office:value-type="string">
            <text:p>p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1" office:value-type="string">
            <text:p>p</text:p>
          </table:table-cell>
          <table:table-cell table:style-name="ce1" office:value-type="string">
            <text:p>P</text:p>
          </table:table-cell>
          <table:table-cell table:style-name="ce1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1" office:value-type="string">
            <text:p>p</text:p>
          </table:table-cell>
          <table:table-cell table:style-name="ce1" office:value-type="string">
            <text:p>P</text:p>
          </table:table-cell>
          <table:table-cell table:style-name="ce1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1" office:value-type="string">
            <text:p>p</text:p>
          </table:table-cell>
          <table:table-cell table:style-name="ce1" office:value-type="string">
            <text:p>M</text:p>
          </table:table-cell>
          <table:table-cell table:style-name="ce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1" office:value-type="string">
            <text:p>p</text:p>
          </table:table-cell>
          <table:table-cell table:style-name="ce1" office:value-type="string">
            <text:p>P</text:p>
          </table:table-cell>
          <table:table-cell table:style-name="ce1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1" office:value-type="string">
            <text:p>o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1" office:value-type="string">
            <text:p>p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1" office:value-type="string">
            <text:p>p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1" office:value-type="string">
            <text:p>o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1" office:value-type="string">
            <text:p>p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1" office:value-type="string">
            <text:p>p</text:p>
          </table:table-cell>
          <table:table-cell table:style-name="ce1" office:value-type="string">
            <text:p>M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1" office:value-type="string">
            <text:p>p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  <table:table-cell table:style-name="ce1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1" office:value-type="string">
            <text:p>p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1" office:value-type="string">
            <text:p>o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1" office:value-type="string">
            <text:p>p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999">
            <text:p>999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1" office:value-type="string">
            <text:p>p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NA</text:p>
          </table:table-cell>
          <table:table-cell table:style-name="ce1" office:value-type="string">
            <text:p>o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1" office:value-type="string">
            <text:p>p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1" office:value-type="string">
            <text:p>p</text:p>
          </table:table-cell>
          <table:table-cell table:style-name="ce1" office:value-type="string">
            <text:p>P</text:p>
          </table:table-cell>
          <table:table-cell table:style-name="ce1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55">
            <text:p>55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1" office:value-type="string">
            <text:p>p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float" office:value="57">
            <text:p>57</text:p>
          </table:table-cell>
          <table:table-cell table:style-name="ce1" office:value-type="string">
            <text:p>o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58">
            <text:p>58</text:p>
          </table:table-cell>
          <table:table-cell table:style-name="ce1" office:value-type="string">
            <text:p>p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59">
            <text:p>59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60">
            <text:p>60</text:p>
          </table:table-cell>
          <table:table-cell table:style-name="ce1" office:value-type="string">
            <text:p>p</text:p>
          </table:table-cell>
          <table:table-cell table:style-name="ce1" office:value-type="string">
            <text:p>M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1">
            <text:p>61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1" office:value-type="string">
            <text:p>p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83">
            <text:p>83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1" office:value-type="string">
            <text:p>p</text:p>
          </table:table-cell>
          <table:table-cell table:style-name="ce1" office:value-type="string">
            <text:p>A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55">
            <text:p>55</text:p>
          </table:table-cell>
          <table:table-cell table:style-name="ce1" office:value-type="string">
            <text:p>o</text:p>
          </table:table-cell>
          <table:table-cell table:style-name="ce1" office:value-type="string">
            <text:p>A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79">
            <text:p>79</text:p>
          </table:table-cell>
          <table:table-cell table:style-name="ce1" office:value-type="string">
            <text:p>p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81">
            <text:p>81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82">
            <text:p>82</text:p>
          </table:table-cell>
          <table:table-cell table:style-name="ce1" office:value-type="string">
            <text:p>p</text:p>
          </table:table-cell>
          <table:table-cell table:style-name="ce1" office:value-type="string">
            <text:p>M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75">
            <text:p>75</text:p>
          </table:table-cell>
          <table:table-cell table:style-name="ce1" office:value-type="string">
            <text:p>o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78">
            <text:p>78</text:p>
          </table:table-cell>
          <table:table-cell table:style-name="ce1" office:value-type="string">
            <text:p>p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76">
            <text:p>76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77">
            <text:p>77</text:p>
          </table:table-cell>
          <table:table-cell table:style-name="ce1" office:value-type="string">
            <text:p>p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1" office:value-type="string">
            <text:p>p</text:p>
          </table:table-cell>
          <table:table-cell table:style-name="ce1" office:value-type="string">
            <text:p>M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74">
            <text:p>74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71">
            <text:p>71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float" office:value="70">
            <text:p>70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float" office:value="72">
            <text:p>72</text:p>
          </table:table-cell>
          <table:table-cell table:style-name="ce1" office:value-type="string">
            <text:p>o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73">
            <text:p>73</text:p>
          </table:table-cell>
          <table:table-cell table:style-name="ce1" office:value-type="string">
            <text:p>p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1" office:value-type="string">
            <text:p>p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8">
            <text:p>68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51">
            <text:p>51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float" office:value="97">
            <text:p>97</text:p>
          </table:table-cell>
          <table:table-cell table:style-name="ce1" office:value-type="string">
            <text:p>o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86">
            <text:p>86</text:p>
          </table:table-cell>
          <table:table-cell table:style-name="ce1" office:value-type="string">
            <text:p>p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1" office:value-type="string">
            <text:p>o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88">
            <text:p>88</text:p>
          </table:table-cell>
          <table:table-cell table:style-name="ce1" office:value-type="string">
            <text:p>p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1" office:value-type="string">
            <text:p>p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89">
            <text:p>89</text:p>
          </table:table-cell>
          <table:table-cell table:style-name="ce1" office:value-type="string">
            <text:p>o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90">
            <text:p>90</text:p>
          </table:table-cell>
          <table:table-cell table:style-name="ce1" office:value-type="string">
            <text:p>o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91">
            <text:p>91</text:p>
          </table:table-cell>
          <table:table-cell table:style-name="ce1" office:value-type="string">
            <text:p>p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93">
            <text:p>93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92">
            <text:p>92</text:p>
          </table:table-cell>
          <table:table-cell table:style-name="ce1" office:value-type="string">
            <text:p>p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99">
            <text:p>99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98">
            <text:p>98</text:p>
          </table:table-cell>
          <table:table-cell table:style-name="ce1" office:value-type="string">
            <text:p>p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01">
            <text:p>101</text:p>
          </table:table-cell>
          <table:table-cell table:style-name="ce1" office:value-type="string">
            <text:p>p</text:p>
          </table:table-cell>
          <table:table-cell table:style-name="ce1" office:value-type="string">
            <text:p>M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07">
            <text:p>107</text:p>
          </table:table-cell>
          <table:table-cell table:style-name="ce1" office:value-type="string">
            <text:p>o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06">
            <text:p>106</text:p>
          </table:table-cell>
          <table:table-cell table:style-name="ce1" office:value-type="string">
            <text:p>p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float" office:value="108">
            <text:p>108</text:p>
          </table:table-cell>
          <table:table-cell table:style-name="ce1" office:value-type="string">
            <text:p>p</text:p>
          </table:table-cell>
          <table:table-cell table:style-name="ce1" office:value-type="string">
            <text:p>P</text:p>
          </table:table-cell>
          <table:table-cell table:style-name="ce1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109">
            <text:p>109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104">
            <text:p>104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05">
            <text:p>105</text:p>
          </table:table-cell>
          <table:table-cell table:style-name="ce1" office:value-type="string">
            <text:p>p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ce1" office:value-type="float" office:value="165">
            <text:p>165</text:p>
          </table:table-cell>
          <table:table-cell table:style-name="ce1" office:value-type="string">
            <text:p>p</text:p>
          </table:table-cell>
          <table:table-cell table:style-name="ce1" office:value-type="string">
            <text:p>M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38">
            <text:p>138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96">
            <text:p>96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" office:value-type="float" office:value="157">
            <text:p>157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float" office:value="158">
            <text:p>158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56">
            <text:p>156</text:p>
          </table:table-cell>
          <table:table-cell table:style-name="ce1" office:value-type="string">
            <text:p>p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39">
            <text:p>139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float" office:value="159">
            <text:p>159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float" office:value="115">
            <text:p>115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float" office:value="133">
            <text:p>133</text:p>
          </table:table-cell>
          <table:table-cell table:style-name="ce1" office:value-type="string">
            <text:p>p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32">
            <text:p>132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float" office:value="126">
            <text:p>126</text:p>
          </table:table-cell>
          <table:table-cell table:style-name="ce1" office:value-type="string">
            <text:p>p</text:p>
          </table:table-cell>
          <table:table-cell table:style-name="ce1" office:value-type="string">
            <text:p>P</text:p>
          </table:table-cell>
          <table:table-cell table:style-name="ce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float" office:value="125">
            <text:p>125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113">
            <text:p>113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  <table:table-cell table:style-name="ce1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119">
            <text:p>119</text:p>
          </table:table-cell>
          <table:table-cell table:style-name="ce1" office:value-type="string">
            <text:p>p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117">
            <text:p>117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  <table:table-cell table:style-name="ce1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112">
            <text:p>112</text:p>
          </table:table-cell>
          <table:table-cell table:style-name="ce1" office:value-type="string">
            <text:p>p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122">
            <text:p>122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1" office:value-type="float" office:value="121">
            <text:p>121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float" office:value="140">
            <text:p>140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42">
            <text:p>142</text:p>
          </table:table-cell>
          <table:table-cell table:style-name="ce1" office:value-type="string">
            <text:p>p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46">
            <text:p>146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  <table:table-cell table:style-name="ce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float" office:value="145">
            <text:p>145</text:p>
          </table:table-cell>
          <table:table-cell table:style-name="ce1" office:value-type="string">
            <text:p>p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118">
            <text:p>118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1" office:value-type="float" office:value="137">
            <text:p>137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" office:value-type="float" office:value="147">
            <text:p>147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float" office:value="148">
            <text:p>148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" office:value-type="float" office:value="163">
            <text:p>163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164">
            <text:p>164</text:p>
          </table:table-cell>
          <table:table-cell table:style-name="ce1" office:value-type="string">
            <text:p>p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162">
            <text:p>162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61">
            <text:p>161</text:p>
          </table:table-cell>
          <table:table-cell table:style-name="ce1" office:value-type="string">
            <text:p>p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ce1" office:value-type="float" office:value="152">
            <text:p>152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1" office:value-type="float" office:value="141">
            <text:p>141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1" office:value-type="float" office:value="149">
            <text:p>149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float" office:value="150">
            <text:p>150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" office:value-type="float" office:value="95">
            <text:p>95</text:p>
          </table:table-cell>
          <table:table-cell table:style-name="ce1" office:value-type="string">
            <text:p>p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160">
            <text:p>160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  <table:table-cell table:style-name="ce1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151">
            <text:p>151</text:p>
          </table:table-cell>
          <table:table-cell table:style-name="ce1" office:value-type="string">
            <text:p>p</text:p>
          </table:table-cell>
          <table:table-cell table:style-name="ce1" office:value-type="string">
            <text:p>P</text:p>
          </table:table-cell>
          <table:table-cell table:style-name="ce1" office:value-type="string">
            <text:p>Oubli !</text:p>
          </table:table-cell>
          <table:table-cell table:number-columns-repeated="2"/>
        </table:table-row>
        <table:table-row table:style-name="ro1">
          <table:table-cell table:style-name="ce1" office:value-type="float" office:value="135">
            <text:p>135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  <table:table-cell table:style-name="ce1" office:value-type="string">
            <text:p>Oubli !</text:p>
          </table:table-cell>
          <table:table-cell table:number-columns-repeated="2"/>
        </table:table-row>
        <table:table-row table:style-name="ro1">
          <table:table-cell table:style-name="ce1" office:value-type="float" office:value="172">
            <text:p>172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" office:value-type="float" office:value="171">
            <text:p>171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float" office:value="167">
            <text:p>167</text:p>
          </table:table-cell>
          <table:table-cell table:style-name="ce1" office:value-type="string">
            <text:p>p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float" office:value="168">
            <text:p>168</text:p>
          </table:table-cell>
          <table:table-cell table:style-name="ce1" office:value-type="string">
            <text:p>o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float" office:value="169">
            <text:p>169</text:p>
          </table:table-cell>
          <table:table-cell table:style-name="ce1" office:value-type="string">
            <text:p>p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187">
            <text:p>187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170">
            <text:p>170</text:p>
          </table:table-cell>
          <table:table-cell table:style-name="ce1" office:value-type="string">
            <text:p>p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float" office:value="189">
            <text:p>189</text:p>
          </table:table-cell>
          <table:table-cell table:style-name="ce1" office:value-type="string">
            <text:p>o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173">
            <text:p>173</text:p>
          </table:table-cell>
          <table:table-cell table:style-name="ce1" office:value-type="string">
            <text:p>o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147">
            <text:p>147</text:p>
          </table:table-cell>
          <table:table-cell table:style-name="ce1" office:value-type="string">
            <text:p>p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string">
            <text:p>Oubli !</text:p>
          </table:table-cell>
        </table:table-row>
        <table:table-row table:style-name="ro1">
          <table:table-cell table:style-name="ce1" office:value-type="float" office:value="175">
            <text:p>175</text:p>
          </table:table-cell>
          <table:table-cell table:style-name="ce1" office:value-type="string">
            <text:p>p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176">
            <text:p>176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177">
            <text:p>177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</text:p>
          </table:table-cell>
          <table:table-cell table:style-name="ce1"/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78">
            <text:p>178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</text:p>
          </table:table-cell>
          <table:table-cell table:style-name="ce1"/>
          <table:table-cell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174">
            <text:p>174</text:p>
          </table:table-cell>
          <table:table-cell table:style-name="ce1" office:value-type="string">
            <text:p>p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179">
            <text:p>179</text:p>
          </table:table-cell>
          <table:table-cell table:style-name="ce1" office:value-type="string">
            <text:p>p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180">
            <text:p>180</text:p>
          </table:table-cell>
          <table:table-cell table:style-name="ce1" office:value-type="string">
            <text:p>o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234">
            <text:p>1234</text:p>
          </table:table-cell>
          <table:table-cell table:style-name="ce1" office:value-type="string">
            <text:p>p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183">
            <text:p>183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82">
            <text:p>182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181">
            <text:p>181</text:p>
          </table:table-cell>
          <table:table-cell table:style-name="ce1" office:value-type="string">
            <text:p>p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197">
            <text:p>197</text:p>
          </table:table-cell>
          <table:table-cell table:style-name="ce1" office:value-type="string">
            <text:p>p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188">
            <text:p>188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186">
            <text:p>186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" office:value-type="float" office:value="185">
            <text:p>185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" office:value-type="float" office:value="192">
            <text:p>192</text:p>
          </table:table-cell>
          <table:table-cell table:style-name="ce1" office:value-type="string">
            <text:p>p</text:p>
          </table:table-cell>
          <table:table-cell table:style-name="ce1" office:value-type="string">
            <text:p>P</text:p>
          </table:table-cell>
          <table:table-cell table:style-name="ce1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194">
            <text:p>194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  <table:table-cell table:style-name="ce1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1218">
            <text:p>1218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float" office:value="1208">
            <text:p>1208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float" office:value="1207">
            <text:p>1207</text:p>
          </table:table-cell>
          <table:table-cell table:style-name="ce1" office:value-type="string">
            <text:p>o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195">
            <text:p>195</text:p>
          </table:table-cell>
          <table:table-cell table:style-name="ce1" office:value-type="string">
            <text:p>p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219">
            <text:p>1219</text:p>
          </table:table-cell>
          <table:table-cell table:style-name="ce1" office:value-type="string">
            <text:p>p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217">
            <text:p>1217</text:p>
          </table:table-cell>
          <table:table-cell table:style-name="ce1" office:value-type="string">
            <text:p>o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1241">
            <text:p>1241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float" office:value="1243">
            <text:p>1243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float" office:value="1239">
            <text:p>1239</text:p>
          </table:table-cell>
          <table:table-cell table:style-name="ce1" office:value-type="string">
            <text:p>o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240">
            <text:p>1240</text:p>
          </table:table-cell>
          <table:table-cell table:style-name="ce1" office:value-type="string">
            <text:p>p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206">
            <text:p>1206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float" office:value="1225">
            <text:p>1225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float" office:value="1233">
            <text:p>1233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" office:value-type="float" office:value="1237">
            <text:p>1237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float" office:value="1238">
            <text:p>1238</text:p>
          </table:table-cell>
          <table:table-cell table:style-name="ce1" office:value-type="string">
            <text:p>p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1238">
            <text:p>1238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235">
            <text:p>1235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224">
            <text:p>1224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232">
            <text:p>1232</text:p>
          </table:table-cell>
          <table:table-cell table:style-name="ce1" office:value-type="string">
            <text:p>o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1231">
            <text:p>1231</text:p>
          </table:table-cell>
          <table:table-cell table:style-name="ce1" office:value-type="string">
            <text:p>p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float" office:value="1230">
            <text:p>1230</text:p>
          </table:table-cell>
          <table:table-cell table:style-name="ce1" office:value-type="string">
            <text:p>p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1223">
            <text:p>1223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1220">
            <text:p>1220</text:p>
          </table:table-cell>
          <table:table-cell table:style-name="ce1" office:value-type="string">
            <text:p>p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229">
            <text:p>1229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228">
            <text:p>1228</text:p>
          </table:table-cell>
          <table:table-cell table:style-name="ce1" office:value-type="string">
            <text:p>p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227">
            <text:p>1227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1216">
            <text:p>1216</text:p>
          </table:table-cell>
          <table:table-cell table:style-name="ce1" office:value-type="string">
            <text:p>o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215">
            <text:p>1215</text:p>
          </table:table-cell>
          <table:table-cell table:style-name="ce1" office:value-type="string">
            <text:p>p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000">
            <text:p>1000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float" office:value="1226">
            <text:p>1226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float" office:value="1213">
            <text:p>1213</text:p>
          </table:table-cell>
          <table:table-cell table:style-name="ce1" office:value-type="string">
            <text:p>p</text:p>
          </table:table-cell>
          <table:table-cell table:style-name="ce1" office:value-type="string">
            <text:p>M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99">
            <text:p>199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211">
            <text:p>1211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float" office:value="1205">
            <text:p>1205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float" office:value="1212">
            <text:p>1212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float" office:value="1210">
            <text:p>1210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float" office:value="1209">
            <text:p>1209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879">
            <text:p>879</text:p>
          </table:table-cell>
          <table:table-cell table:style-name="ce1" office:value-type="string">
            <text:p>p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1205">
            <text:p>1205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ce1" office:value-type="float" office:value="1204">
            <text:p>1204</text:p>
          </table:table-cell>
          <table:table-cell table:style-name="ce1" office:value-type="string">
            <text:p>p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200">
            <text:p>200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98">
            <text:p>198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202">
            <text:p>1202</text:p>
          </table:table-cell>
          <table:table-cell table:style-name="ce1" office:value-type="string">
            <text:p>p</text:p>
          </table:table-cell>
          <table:table-cell table:style-name="ce1" office:value-type="string">
            <text:p>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1201">
            <text:p>1201</text:p>
          </table:table-cell>
          <table:table-cell table:style-name="ce1" office:value-type="string">
            <text:p>o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96">
            <text:p>196</text:p>
          </table:table-cell>
          <table:table-cell table:style-name="ce1" office:value-type="string">
            <text:p>o</text:p>
          </table:table-cell>
          <table:table-cell table:style-name="ce1" office:value-type="string">
            <text:p>A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93">
            <text:p>193</text:p>
          </table:table-cell>
          <table:table-cell table:style-name="ce1" office:value-type="string">
            <text:p>p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float" office:value="1269">
            <text:p>1269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251">
            <text:p>1251</text:p>
          </table:table-cell>
          <table:table-cell table:style-name="ce1" office:value-type="string">
            <text:p>p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ce1" office:value-type="float" office:value="1252">
            <text:p>1252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1" office:value-type="float" office:value="1276">
            <text:p>1276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" office:value-type="float" office:value="1328">
            <text:p>1328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  <table:table-cell table:style-name="ce1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1266">
            <text:p>1266</text:p>
          </table:table-cell>
          <table:table-cell table:style-name="ce1" office:value-type="string">
            <text:p>p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1265">
            <text:p>1265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1" office:value-type="float" office:value="1264">
            <text:p>1264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267">
            <text:p>1267</text:p>
          </table:table-cell>
          <table:table-cell table:style-name="ce1" office:value-type="string">
            <text:p>p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1222">
            <text:p>1222</text:p>
          </table:table-cell>
          <table:table-cell table:style-name="ce1" office:value-type="string">
            <text:p>p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1221">
            <text:p>1221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1291">
            <text:p>1291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1270">
            <text:p>1270</text:p>
          </table:table-cell>
          <table:table-cell table:style-name="ce1" office:value-type="string">
            <text:p>p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1271">
            <text:p>1271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1277">
            <text:p>1277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278">
            <text:p>1278</text:p>
          </table:table-cell>
          <table:table-cell table:style-name="ce1" office:value-type="string">
            <text:p>p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280">
            <text:p>1280</text:p>
          </table:table-cell>
          <table:table-cell table:style-name="ce1" office:value-type="string">
            <text:p>p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float" office:value="1279">
            <text:p>1279</text:p>
          </table:table-cell>
          <table:table-cell table:style-name="ce1" office:value-type="string">
            <text:p>o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float" office:value="1281">
            <text:p>1281</text:p>
          </table:table-cell>
          <table:table-cell table:style-name="ce1" office:value-type="string">
            <text:p>o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1282">
            <text:p>1282</text:p>
          </table:table-cell>
          <table:table-cell table:style-name="ce1" office:value-type="string">
            <text:p>p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float" office:value="1283">
            <text:p>1283</text:p>
          </table:table-cell>
          <table:table-cell table:style-name="ce1" office:value-type="string">
            <text:p>p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288">
            <text:p>1288</text:p>
          </table:table-cell>
          <table:table-cell table:style-name="ce1" office:value-type="string">
            <text:p>o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284">
            <text:p>1284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285">
            <text:p>1285</text:p>
          </table:table-cell>
          <table:table-cell table:style-name="ce1" office:value-type="string">
            <text:p>p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ce1" office:value-type="float" office:value="1286">
            <text:p>1286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float" office:value="1287">
            <text:p>1287</text:p>
          </table:table-cell>
          <table:table-cell table:style-name="ce1" office:value-type="string">
            <text:p>o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1289">
            <text:p>1289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1290">
            <text:p>1290</text:p>
          </table:table-cell>
          <table:table-cell table:style-name="ce1" office:value-type="string">
            <text:p>p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ce1" office:value-type="float" office:value="1268">
            <text:p>1268</text:p>
          </table:table-cell>
          <table:table-cell table:style-name="ce1" office:value-type="string">
            <text:p>p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1273">
            <text:p>1273</text:p>
          </table:table-cell>
          <table:table-cell table:style-name="ce1" office:value-type="string">
            <text:p>o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274">
            <text:p>1274</text:p>
          </table:table-cell>
          <table:table-cell table:style-name="ce1" office:value-type="string">
            <text:p>o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275">
            <text:p>1275</text:p>
          </table:table-cell>
          <table:table-cell table:style-name="ce1" office:value-type="string">
            <text:p>p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262">
            <text:p>1262</text:p>
          </table:table-cell>
          <table:table-cell table:style-name="ce1" office:value-type="string">
            <text:p>p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ce1" office:value-type="float" office:value="1263">
            <text:p>1263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257">
            <text:p>1257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1256">
            <text:p>1256</text:p>
          </table:table-cell>
          <table:table-cell table:style-name="ce1" office:value-type="string">
            <text:p>p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1255">
            <text:p>1255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1258">
            <text:p>1258</text:p>
          </table:table-cell>
          <table:table-cell table:style-name="ce1" office:value-type="string">
            <text:p>p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1261">
            <text:p>1261</text:p>
          </table:table-cell>
          <table:table-cell table:style-name="ce1" office:value-type="string">
            <text:p>p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1321">
            <text:p>1321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254">
            <text:p>1254</text:p>
          </table:table-cell>
          <table:table-cell table:style-name="ce1" office:value-type="string">
            <text:p>o</text:p>
          </table:table-cell>
          <table:table-cell table:style-name="ce1" office:value-type="string">
            <text:p>A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float" office:value="1253">
            <text:p>1253</text:p>
          </table:table-cell>
          <table:table-cell table:style-name="ce1" office:value-type="string">
            <text:p>p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1259">
            <text:p>1259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1326">
            <text:p>1326</text:p>
          </table:table-cell>
          <table:table-cell table:style-name="ce1" office:value-type="string">
            <text:p>p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1324">
            <text:p>1324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ce1" office:value-type="float" office:value="1318">
            <text:p>1318</text:p>
          </table:table-cell>
          <table:table-cell table:style-name="ce1" office:value-type="string">
            <text:p>p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323">
            <text:p>1323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  <table:table-cell table:style-name="ce1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1320">
            <text:p>1320</text:p>
          </table:table-cell>
          <table:table-cell table:style-name="ce1" office:value-type="string">
            <text:p>p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1310">
            <text:p>1310</text:p>
          </table:table-cell>
          <table:table-cell table:style-name="ce1" office:value-type="string">
            <text:p>p</text:p>
          </table:table-cell>
          <table:table-cell table:style-name="ce1" office:value-type="string">
            <text:p>A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307">
            <text:p>1307</text:p>
          </table:table-cell>
          <table:table-cell table:style-name="ce1" office:value-type="string">
            <text:p>o</text:p>
          </table:table-cell>
          <table:table-cell table:style-name="ce1" office:value-type="string">
            <text:p>A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309">
            <text:p>1309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" office:value-type="float" office:value="1306">
            <text:p>1306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" office:value-type="float" office:value="1308">
            <text:p>1308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1" office:value-type="float" office:value="1305">
            <text:p>1305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" office:value-type="float" office:value="1204">
            <text:p>1204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1">
            <text:p>1</text:p>
          </table:table-cell>
          <table:table-cell/>
        </table:table-row>
        <table:table-row table:style-name="ro3">
          <table:table-cell table:style-name="ce1" office:value-type="float" office:value="1294">
            <text:p>1294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string">
            <text:p>Not found !</text:p>
          </table:table-cell>
          <table:table-cell/>
        </table:table-row>
        <table:table-row table:style-name="ro1">
          <table:table-cell table:style-name="ce1" office:value-type="float" office:value="1325">
            <text:p>1325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1" office:value-type="float" office:value="1292">
            <text:p>1292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1" office:value-type="float" office:value="1301">
            <text:p>1301</text:p>
          </table:table-cell>
          <table:table-cell table:style-name="ce1" office:value-type="string">
            <text:p>o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300">
            <text:p>1300</text:p>
          </table:table-cell>
          <table:table-cell table:style-name="ce1" office:value-type="string">
            <text:p>p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1296">
            <text:p>1296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1" office:value-type="float" office:value="1295">
            <text:p>1295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1" office:value-type="float" office:value="1299">
            <text:p>1299</text:p>
          </table:table-cell>
          <table:table-cell table:style-name="ce1" office:value-type="string">
            <text:p>p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298">
            <text:p>1298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1311">
            <text:p>1311</text:p>
          </table:table-cell>
          <table:table-cell table:style-name="ce1" office:value-type="string">
            <text:p>o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312">
            <text:p>1312</text:p>
          </table:table-cell>
          <table:table-cell table:style-name="ce1" office:value-type="string">
            <text:p>p</text:p>
          </table:table-cell>
          <table:table-cell table:style-name="ce1" office:value-type="string">
            <text:p>A</text:p>
          </table:table-cell>
          <table:table-cell table:style-name="ce1"/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1313">
            <text:p>1313</text:p>
          </table:table-cell>
          <table:table-cell table:style-name="ce1" office:value-type="string">
            <text:p>p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1314">
            <text:p>1314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1315">
            <text:p>1315</text:p>
          </table:table-cell>
          <table:table-cell table:style-name="ce1" office:value-type="string">
            <text:p>p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1293">
            <text:p>1293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1260">
            <text:p>1260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1" office:value-type="float" office:value="1316">
            <text:p>1316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1" office:value-type="float" office:value="1322">
            <text:p>1322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1" office:value-type="float" office:value="1327">
            <text:p>1327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</text:p>
          </table:table-cell>
          <table:table-cell table:style-name="ce1"/>
          <table:table-cell office:value-type="float" office:value="2">
            <text:p>2</text:p>
          </table:table-cell>
          <table:table-cell/>
        </table:table-row>
        <table:table-row table:style-name="ro1" table:number-rows-repeated="104828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in.danet </meta:initial-creator>
    <meta:creation-date>2015-05-12T12:27:03</meta:creation-date>
    <dc:date>2015-06-07T14:51:18</dc:date>
    <dc:creator>alain.danet </dc:creator>
    <meta:editing-duration>PT4H6M24S</meta:editing-duration>
    <meta:editing-cycles>22</meta:editing-cycles>
    <meta:generator>LibreOffice/3.5$Linux_X86_64 LibreOffice_project/350m1$Build-2</meta:generator>
    <meta:document-statistic meta:table-count="3" meta:cell-count="3858" meta:object-count="0"/>
  </office:meta>
</office:document-meta>
</file>